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3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" calcext:value-type="currency" table:number-columns-spanned="2" table:number-rows-spanned="2">
            <text:p>$2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5-01" calcext:value-type="date">
            <text:p>05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4-06" calcext:value-type="date">
            <text:p>04/06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4-13" calcext:value-type="date">
            <text:p>04/13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9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4-20" calcext:value-type="date">
            <text:p>04/20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4-27" calcext:value-type="date">
            <text:p>04/27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4-13T15:08:39.855261500</dc:date>
    <meta:editing-duration>PT2H49M32S</meta:editing-duration>
    <meta:editing-cycles>53</meta:editing-cycles>
    <meta:generator>LibreOffice/7.4.7.2$Linux_AARCH64 LibreOffice_project/40$Build-2</meta:generator>
    <meta:document-statistic meta:table-count="1" meta:cell-count="65" meta:object-count="1"/>
  </office:meta>
</office:document-meta>
</file>